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</text:p>
          </table:table-cell>
          <table:table-cell office:value-type="float" office:value="11920" calcext:value-type="float">
            <text:p>11920</text:p>
          </table:table-cell>
        </table:table-row>
        <table:table-row table:style-name="ro1">
          <table:table-cell/>
          <table:table-cell office:value-type="string" calcext:value-type="string">
            <text:p>Retau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lambda</text:p>
          </table:table-cell>
          <table:table-cell office:value-type="float" office:value="0.152971551826534" calcext:value-type="float">
            <text:p>0,1529715518</text:p>
          </table:table-cell>
        </table:table-row>
        <table:table-row table:style-name="ro2">
          <table:table-cell/>
          <table:table-cell office:value-type="string" calcext:value-type="string">
            <text:p>0==</text:p>
          </table:table-cell>
          <table:table-cell table:formula="of:=1/[.C3]-2*LOG([.C1]*SQRT([.C3]))+0.8" office:value-type="float" office:value="0.0000000216833673238881" calcext:value-type="float">
            <text:p>2,16833673238881E-008</text:p>
          </table:table-cell>
        </table:table-row>
        <table:table-row table:style-name="ro1">
          <table:table-cell/>
          <table:table-cell office:value-type="string" calcext:value-type="string">
            <text:p>Retau</text:p>
          </table:table-cell>
          <table:table-cell table:formula="of:=[.C1]/(2*SQRT(8/[.C3]))" office:value-type="float" office:value="824.150644251507" calcext:value-type="float">
            <text:p>824,1506442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6:52:18.192529890</meta:creation-date>
    <dc:date>2014-02-12T17:13:27.242427101</dc:date>
    <meta:editing-duration>PT10M53S</meta:editing-duration>
    <meta:editing-cycles>5</meta:editing-cycles>
    <meta:generator>LibreOffice/4.1.4.2$Linux_X86_64 LibreOffice_project/410$Build-2</meta:generator>
    <meta:document-statistic meta:table-count="1" meta:cell-count="10" meta:object-count="0"/>
  </office:meta>
</office:document-meta>
</file>